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d758" officeooo:paragraph-rsid="001bd758"/>
    </style:style>
    <style:style style:name="P2" style:family="paragraph" style:parent-style-name="Standard">
      <style:text-properties officeooo:rsid="001bd758" officeooo:paragraph-rsid="001cd3cf"/>
    </style:style>
    <style:style style:name="P3" style:family="paragraph" style:parent-style-name="Standard">
      <style:text-properties officeooo:rsid="001bd758" officeooo:paragraph-rsid="001df2a0"/>
    </style:style>
    <style:style style:name="T1" style:family="text">
      <style:text-properties officeooo:rsid="001cd3cf"/>
    </style:style>
    <style:style style:name="T2" style:family="text">
      <style:text-properties officeooo:rsid="001df2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èglement européen en 6 étapes.</text:p>
      <text:p text:style-name="P1"/>
      <text:p text:style-name="P1"/>
      <text:p text:style-name="P1"/>
      <text:p text:style-name="P1">Règlement européen. Droit de l’union européen.</text:p>
      <text:p text:style-name="P1"/>
      <text:p text:style-name="P1">1 étapes : La désignation d’un pilote. Son rôle,etc…</text:p>
      <text:p text:style-name="P1"/>
      <text:p text:style-name="P1">Il s’agit du délégué à la protection des données personnelles. (D.P.D)</text:p>
      <text:p text:style-name="P1"/>
      <text:p text:style-name="P2">Sa désignation est obligatoire dans deux cas. Premier cas : Si vous êtes un organisme publique. Deuxième cas : Si votre entreprise vous amène à réaliser un suivi régulier et systématique de personne à grande échelle ou si vous traités des données sensibles ou encore et enfin si ce sont des données relatives à la condanation pénal et à des infractions.</text:p>
      <text:p text:style-name="P2"/>
      <text:p text:style-name="P2"><text:span text:style-name="T1">Son rôle : Il est chargé d’informé et de conseillé tout les responsables de traitements des données. Il doit controler le respect du règlement et du droit national. Il est le lien entre la CNIL et l’entreprise. </text:span></text:p>
      <text:p text:style-name="P2"/>
      <text:p text:style-name="P2"><text:span text:style-name="T1">2 : Cartographier vos traitements de données personnels.</text:span></text:p>
      <text:p text:style-name="P2"/>
      <text:p text:style-name="P2"><text:span text:style-name="T1">Connaitre les données personnel et pourquoi on les possèdes. Identifiés les flux de données personnel. Comment elle arrive, et comment elle ressorte. </text:span></text:p>
      <text:p text:style-name="P2"/>
      <text:p text:style-name="P2"><text:span text:style-name="T1">Pour chaque données personnels, il faut se poser un certains nombre de questions :</text:span></text:p>
      <text:p text:style-name="P2"/>
      <text:p text:style-name="P2">-<text:span text:style-name="T1">Qui gère la données.</text:span></text:p>
      <text:p text:style-name="P2">-<text:span text:style-name="T1">Quelle catégorie de données (Sensible, normal, données à part)</text:span></text:p>
      <text:p text:style-name="P2">-<text:span text:style-name="T1">Pourquoi on la possède.</text:span></text:p>
      <text:p text:style-name="P2">-<text:span text:style-name="T1">Identifié la finalité de cette données.</text:span></text:p>
      <text:p text:style-name="P2">-<text:span text:style-name="T1">Ou on stocke la données. (dans quel pays, dans quel serveur, les serveurs de sauvegarde.)</text:span></text:p>
      <text:p text:style-name="P3">-<text:span text:style-name="T1">Jusqu’a combien de temps on garde la données. </text:span></text:p>
      <text:p text:style-name="P3">-<text:span text:style-name="T2">Quel sont les mesures de sécurité que vous aller mettre en œuvre. </text:span></text:p>
      <text:p text:style-name="P3"/>
      <text:p text:style-name="P3"><text:span text:style-name="T2">3:Prioriser les actions.</text:span></text:p>
      <text:p text:style-name="P3"/>
      <text:p text:style-name="P3"><text:span text:style-name="T2">Le plus important et de savoir qui va les traités, comment on va les traités et comment on va les gérés.</text:span></text:p>
      <text:p text:style-name="P3"/>
      <text:p text:style-name="P3"><text:span text:style-name="T2">4:anticiper/gérer la gestion des risques.</text:span> </text:p>
      <text:p text:style-name="P3"/>
      <text:p text:style-name="P3"><text:span text:style-name="T2">Établiser une étude d’impact de la protection des données personnelles. </text:span></text:p>
      <text:p text:style-name="P3"/>
      <text:p text:style-name="P3"><text:span text:style-name="T2">5:organisation d’un processus interne.</text:span></text:p>
      <text:p text:style-name="P3"/>
      <text:p text:style-name="P3"><text:span text:style-name="T2">Mise en place d’un protocole.</text:span></text:p>
      <text:p text:style-name="P3"><text:span text:style-name="T2">En cas de volation de données, on a 72h pour prévenir la cnil et les personnes concernés de la volation qui à eu lieu. </text:span></text:p>
      <text:p text:style-name="P3"/>
      <text:p text:style-name="P3"><text:span text:style-name="T2">6:Document</text:span></text:p>
      <text:p text:style-name="P3"/>
      <text:p text:style-name="P3"><text:span text:style-name="T2">Renseigner dans un document l’ensemble des informations récolté dans l’entreprise. Ce dossier doit comporter l’ensemble des actions effectuer. Doit comporter aussi la doc relative à l’information des </text:span><text:soft-page-break/><text:span text:style-name="T2">personnes.Il faut aussi les contrats qui définisse les rôles et la responsabilités des acteurs. (qui sont les sous traitants, que est la procédures internes dans le cas de violations de donné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1:15:00.756368221</meta:creation-date>
    <dc:date>2018-04-16T15:18:32.840786384</dc:date>
    <meta:editing-duration>PT3H21M21S</meta:editing-duration>
    <meta:editing-cycles>1</meta:editing-cycles>
    <meta:document-statistic meta:table-count="0" meta:image-count="0" meta:object-count="0" meta:page-count="2" meta:paragraph-count="25" meta:word-count="362" meta:character-count="2237" meta:non-whitespace-character-count="1892"/>
    <meta:generator>LibreOffice/5.1.6.2$Linux_X86_64 LibreOffice_project/10m0$Build-2</meta:generator>
  </office:meta>
</office:document-meta>
</file>